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paragraph-properties fo:line-height="138%" style:writing-mode="lr-tb"/>
    </style:style>
    <style:style style:name="P3" style:family="paragraph" style:parent-style-name="Standard">
      <style:text-properties officeooo:rsid="000b2a29" officeooo:paragraph-rsid="000b2a29"/>
    </style:style>
    <style:style style:name="P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7"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8"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c2854" officeooo:paragraph-rsid="000c2854"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d63de" officeooo:paragraph-rsid="000d63de"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007d017-1b37-20ed-070f-308a1d2511f5"/>spot instances:</text:p>
      <text:p text:style-name="P1">image type list for instances</text:p>
      <text:p text:style-name="P1">machine type for instance</text:p>
      <text:p text:style-name="P1">max price??</text:p>
      <text:p text:style-name="P2"/>
      <text:p text:style-name="P1">machinepools</text:p>
      <text:p text:style-name="P1">list of pools to use with priority?</text:p>
      <text:p text:style-name="P1">filename customization</text:p>
      <text:p text:style-name="P1">frames per jobpart</text:p>
      <text:p text:style-name="P1">resolution+samples</text:p>
      <text:p text:style-name="P1">job priority</text:p>
      <text:p text:style-name="P2"/>
      <text:p text:style-name="P1">logging</text:p>
      <text:p text:style-name="P2"/>
      <text:p text:style-name="P1">verify blend files before submission</text:p>
      <text:p text:style-name="P2"/>
      <text:p text:style-name="P1">______________________</text:p>
      <text:p text:style-name="P2"/>
      <text:p text:style-name="P1">different type of job for each 3d software (maya/blender). options for job:</text:p>
      <text:list xml:id="list5845790167755812710" text:style-name="L1">
        <text:list-item>
          <text:p text:style-name="P4">framebounds</text:p>
        </text:list-item>
        <text:list-item>
          <text:p text:style-name="P4">layers</text:p>
        </text:list-item>
        <text:list-item>
          <text:p text:style-name="P4">pools to utilize</text:p>
        </text:list-item>
        <text:list-item>
          <text:p text:style-name="P4">blend file + dependencies</text:p>
        </text:list-item>
        <text:list-item>
          <text:p text:style-name="P4">output file name</text:p>
        </text:list-item>
        <text:list-item>
          <text:p text:style-name="P4">render engine</text:p>
        </text:list-item>
        <text:list-item>
          <text:p text:style-name="P4">resolution</text:p>
        </text:list-item>
        <text:list-item>
          <text:p text:style-name="P4">priority</text:p>
        </text:list-item>
      </text:list>
      <text:p text:style-name="P1">different backends for each job (cycles, native, whatever else exists)</text:p>
      <text:list xml:id="list7822657525204744988" text:style-name="L2">
        <text:list-item>
          <text:p text:style-name="P5">cycles:</text:p>
          <text:list>
            <text:list-item>
              <text:p text:style-name="P5">gpu or cpu</text:p>
            </text:list-item>
            <text:list-item>
              <text:p text:style-name="P5">samples</text:p>
            </text:list-item>
          </text:list>
        </text:list-item>
      </text:list>
      <text:p text:style-name="P2"/>
      <text:p text:style-name="P1">verifying:</text:p>
      <text:p text:style-name="P1">open blend file locally in a hidden blender instance with a pythonscript that connects to a specified socket. [read out layers (so no typing, just checkboxes)]. determine dependencies and their size and display it</text:p>
      <text:p text:style-name="P2"/>
      <text:p text:style-name="P1">creating job: select file and set all options. click create. will create a job item locally that will gather all needed data. click upload to main server (or do automatically on create?). when job uploaded it can be executed. a ftp directory with the required files will be there, that can be changed afterwards (updating <text:soft-page-break/>files)</text:p>
      <text:p text:style-name="P2"/>
      <text:p text:style-name="P1">executing job: files will be copied to EFS for running. files will be removed from efs after execution. when files are uploaded, enough machines will be started to finish job (machines from selected pools) and job will be put in queue. </text:p>
      <text:p text:style-name="P2"/>
      <text:p text:style-name="P1">jobs: a main job can have Tasks, these will be generated beforehand. a task in itself can also have tasks. completion… we have to find the original task again… subtasks should keep a parent. so when requesting a task from job. it will search for a task iteratively, getting first unstarted task. when finishing we will tell the parent task that the child task is finished. this can propagate up to the job</text:p>
      <text:p text:style-name="P2"/>
      <text:p text:style-name="P1">data storage: jobs should have a database representation (create automated database object thingy) aswell as tasks. files will be on hdd though</text:p>
      <text:p text:style-name="P2"/>
      <text:p text:style-name="P1">job data storage: a network storage/shared storage is of course easiest, but there might be people who dont have that luxury, so a task should be passed a working directory. (as we are copying the whole folderstructure, we can only pass the .blend file and everything else will just work). so a Job should have a switch to decide if a shared storage should be used, or if we want to use direct transfer/storage slaves</text:p>
      <text:p text:style-name="P2"/>
      <text:p text:style-name="P1">python script that shuts down instance if no instance of mainserver/storage slave or client is running.</text:p>
      <text:p text:style-name="P2"/>
      <text:p text:style-name="P1">logging: switch for either doing it locally and saving it with result, or uploading to mainserver at end, or live</text:p>
      <text:p text:style-name="P2"/>
      <text:p text:style-name="P1">modules:</text:p>
      <text:p text:style-name="P1">server:</text:p>
      <text:list xml:id="list5026193754816177698" text:style-name="L3">
        <text:list-item>
          <text:p text:style-name="P6">machine manager: manages machine instances</text:p>
          <text:list>
            <text:list-item>
              <text:p text:style-name="P8">you tell it you need x from pool y, and thats it, and then you free them again when the job doesnt require them anymore</text:p>
            </text:list-item>
          </text:list>
        </text:list-item>
      </text:list>
      <text:p text:style-name="P9">client:</text:p>
      <text:p text:style-name="P9"/>
      <text:p text:style-name="P1">monitor:</text:p>
      <text:list xml:id="list5827241868173716360" text:style-name="L4">
        <text:list-item>
          <text:p text:style-name="P7">blend analyzer/preparer</text:p>
        </text:list-item>
      </text:list>
      <text:p text:style-name="Standard"/>
      <text:p text:style-name="Standard"/>
      <text:p text:style-name="P3">linux has low default limit for open files <text:a xlink:type="simple" xlink:href="https://docs.mongodb.com/manual/reference/ulimit/" text:style-name="Internet_20_link" text:visited-style-name="Visited_20_Internet_20_Link">https://docs.mongodb.com/manual/reference/ulimit/</text:a> <text:s/><text:a xlink:type="simple" xlink:href="http://ss64.com/bash/ulimit.html" text:style-name="Internet_20_link" text:visited-style-name="Visited_20_Internet_20_Link">http://ss64.com/bash/ulimit.html</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8S</meta:editing-duration>
    <meta:editing-cycles>6</meta:editing-cycles>
    <meta:generator>LibreOffice/5.0.4.2$Windows_x86 LibreOffice_project/2b9802c1994aa0b7dc6079e128979269cf95bc78</meta:generator>
    <dc:date>2016-11-03T12:09:28.587000000</dc:date>
    <meta:document-statistic meta:table-count="0" meta:image-count="0" meta:object-count="0" meta:page-count="2" meta:paragraph-count="43" meta:word-count="477" meta:character-count="2860" meta:non-whitespace-character-count="2436"/>
    <meta:user-defined meta:name="Info 1"/>
    <meta:user-defined meta:name="Info 2"/>
    <meta:user-defined meta:name="Info 3"/>
    <meta:user-defined meta:name="Info 4"/>
  </office:meta>
</office:document-meta>
</file>